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5c8526"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svg:stroke-width="0.61cm" svg:stroke-color="#800000" draw:marker-start-width="1.116cm" draw:marker-end-width="1.116cm" draw:fill="solid" draw:fill-color="#ffffff" draw:textarea-horizontal-align="justify" draw:textarea-vertical-align="middle" draw:auto-grow-height="false" fo:padding-top="0.428cm" fo:padding-bottom="0.428cm" fo:padding-left="0.553cm" fo:padding-right="0.553cm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5c8526" draw:fill="none" fo:min-height="0.713cm"/>
    </style:style>
    <style:style style:name="gr5" style:family="graphic" style:parent-style-name="objectwithoutfill">
      <style:graphic-properties svg:stroke-width="0.102cm" svg:stroke-color="#5c8526" draw:marker-start-width="0.356cm" draw:marker-end-width="0.356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text-properties fo:font-size="96pt" fo:font-weight="bold" style:font-size-asian="96pt" style:font-weight-asian="bold" style:font-size-complex="96pt" style:font-weight-complex="bold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color="#000000" fo:font-size="20pt" style:font-size-asian="20pt" style:font-size-complex="20pt"/>
    </style:style>
    <style:style style:name="T1" style:family="text">
      <style:text-properties fo:color="#008000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000080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000000" fo:font-size="20pt" fo:text-shadow="1pt 1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287cm" svg:height="8.509cm" svg:x="5.699cm" svg:y="11.0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29cm" svg:height="4.826cm" svg:x="6.969cm" svg:y="12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6.297cm" svg:height="4.036cm" svg:x="8.927cm" svg:y="14.236cm">
          <draw:text-box>
            <text:p><text:span text:style-name="T1">G</text:span><text:span text:style-name="T2">L</text:span><text:span text:style-name="T3">dev</text:span></text:p>
          </draw:text-box>
        </draw:frame>
        <draw:frame draw:style-name="gr4" draw:text-style-name="P4" draw:layer="layout" svg:width="9.525cm" svg:height="1.038cm" svg:x="6.261cm" svg:y="18.044cm">
          <draw:text-box>
            <text:p text:style-name="P3"><text:span text:style-name="T4">Modern OpenGL Tutorials</text:span></text:p>
          </draw:text-box>
        </draw:frame>
        <draw:line draw:style-name="gr5" draw:text-style-name="P1" draw:layer="layout" svg:x1="6.588cm" svg:y1="17.891cm" svg:x2="15.097cm" svg:y2="17.8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tay Meiri</meta:initial-creator>
    <meta:creation-date>2011-11-18T16:04:38</meta:creation-date>
    <dc:date>2013-02-02T04:37:42</dc:date>
    <meta:editing-duration>PT4H2M54S</meta:editing-duration>
    <meta:editing-cycles>4</meta:editing-cycles>
    <meta:generator>LibreOffice/3.6$Linux_X86_64 LibreOffice_project/360m1$Build-2</meta:generator>
    <meta:document-statistic meta:object-count="5"/>
  </office:meta>
</office:document-meta>
</file>